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ReportOutput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ReportOutputter.append( StringBuffer line , Object o , int 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ReportOutputter.output( ConfigurationResolve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ReportOutputter.output( ResolveReport report , ResolutionCacheManager cacheMgr , ResolveOptions option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9">
            <text:p text:style-name="Table_20_Contents">1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